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solid" style:text-underline-width="auto" style:text-underline-color="font-color" fo:font-weight="bold" officeooo:rsid="000dc85d" officeooo:paragraph-rsid="000dc85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2pt" style:text-underline-style="none" fo:font-weight="normal" officeooo:rsid="000dc85d" officeooo:paragraph-rsid="000dc85d" style:font-size-asian="10.5pt" style:font-weight-asian="normal" style:font-size-complex="12pt" style:font-weight-complex="normal"/>
    </style:style>
    <style:style style:name="P3" style:family="paragraph" style:parent-style-name="Standard">
      <style:text-properties officeooo:rsid="000dc85d" officeooo:paragraph-rsid="000dc85d"/>
    </style:style>
    <style:style style:name="P4" style:family="paragraph" style:parent-style-name="Standard">
      <style:text-properties officeooo:rsid="000e812e" officeooo:paragraph-rsid="000e812e"/>
    </style:style>
    <style:style style:name="P5" style:family="paragraph" style:parent-style-name="Standard">
      <style:text-properties officeooo:rsid="00106c36" officeooo:paragraph-rsid="00106c36"/>
    </style:style>
    <style:style style:name="T1" style:family="text">
      <style:text-properties officeooo:rsid="000f5d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 :</text:p>
      <text:p text:style-name="P2">-</text:p>
      <text:p text:style-name="P3"/>
      <text:p text:style-name="P3"/>
      <text:p text:style-name="P3"/>
      <text:p text:style-name="P4">Question : </text:p>
      <text:p text:style-name="P4"/>
      <text:p text:style-name="P4">1) Explain the CAP theorem with your own world</text:p>
      <text:p text:style-name="P4">2) <text:s/>In Witch part of the CAP theorem Cassandra is define ?</text:p>
      <text:p text:style-name="P4">3) What is Cassandra ?</text:p>
      <text:p text:style-name="P4">4) Explain the database architecture in Cassandra ( you can use some schema)</text:p>
      <text:p text:style-name="P4">5) How cassandra do for know each node ?</text:p>
      <text:p text:style-name="P4">6) <text:span text:style-name="T1">Explain the write system of Cassandra ?</text:span></text:p>
      <text:p text:style-name="P5">7) What is a KEYSPACE ?</text:p>
      <text:p text:style-name="P5">8)</text:p>
      <text:p text:style-name="P5">9)</text:p>
      <text:p text:style-name="P5">10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5T09:41:11.276238405</meta:creation-date>
    <dc:date>2015-05-21T04:49:01.774868724</dc:date>
    <meta:editing-duration>PT2M6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13" meta:word-count="70" meta:character-count="332" meta:non-whitespace-character-count="273"/>
  </office:meta>
</office:document-meta>
</file>